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automatic-styles>
    <style:style style:name="Table10" style:family="table">
      <style:table-properties style:width="6.1146in" fo:margin-left="0.7868in" fo:margin-right="0.5792in" table:align="margins"/>
    </style:style>
    <style:style style:name="Table10.A" style:family="table-column">
      <style:table-column-properties style:column-width="6.1146in" style:rel-column-width="65535*"/>
    </style:style>
    <style:style style:name="Table10.A1" style:family="table-cell">
      <style:table-cell-properties fo:padding="0.0382in" fo:border="none"/>
    </style:style>
    <style:style style:name="Table11" style:family="table">
      <style:table-properties style:width="6.1146in" fo:margin-left="0.7868in" fo:margin-right="0.5792in" table:align="margins"/>
    </style:style>
    <style:style style:name="Table11.A" style:family="table-column">
      <style:table-column-properties style:column-width="6.1146in" style:rel-column-width="65535*"/>
    </style:style>
    <style:style style:name="Table11.A1" style:family="table-cell">
      <style:table-cell-properties fo:padding="0.0382in" fo:border="none"/>
    </style:style>
    <style:style style:name="Table3" style:family="table">
      <style:table-properties style:width="6.1146in" fo:margin-left="0.7868in" fo:margin-right="0.5792in" table:align="margins"/>
    </style:style>
    <style:style style:name="Table3.A" style:family="table-column">
      <style:table-column-properties style:column-width="6.1146in" style:rel-column-width="65535*"/>
    </style:style>
    <style:style style:name="Table3.A1" style:family="table-cell">
      <style:table-cell-properties fo:padding="0.0382in" fo:border="none"/>
    </style:style>
    <style:style style:name="Table17" style:family="table">
      <style:table-properties style:width="6.1146in" fo:margin-left="0.7868in" fo:margin-right="0.5792in" table:align="margins"/>
    </style:style>
    <style:style style:name="Table17.A" style:family="table-column">
      <style:table-column-properties style:column-width="6.1146in" style:rel-column-width="65535*"/>
    </style:style>
    <style:style style:name="Table17.A1" style:family="table-cell">
      <style:table-cell-properties fo:padding="0.0382in" fo:border="none"/>
    </style:style>
    <style:style style:name="Table12" style:family="table">
      <style:table-properties style:width="6.1146in" fo:margin-left="0.7868in" fo:margin-right="0.5792in" table:align="margins"/>
    </style:style>
    <style:style style:name="Table12.A" style:family="table-column">
      <style:table-column-properties style:column-width="6.1146in" style:rel-column-width="65535*"/>
    </style:style>
    <style:style style:name="Table12.A1" style:family="table-cell">
      <style:table-cell-properties fo:padding="0.0382in" fo:border="none"/>
    </style:style>
    <style:style style:name="Table13" style:family="table">
      <style:table-properties style:width="6.3125in" fo:margin-left="0.7868in" fo:margin-right="0.3813in" table:align="margins"/>
    </style:style>
    <style:style style:name="Table13.A" style:family="table-column">
      <style:table-column-properties style:column-width="6.3125in" style:rel-column-width="65535*"/>
    </style:style>
    <style:style style:name="Table13.A1" style:family="table-cell">
      <style:table-cell-properties fo:padding="0.0382in" fo:border="none"/>
    </style:style>
    <style:style style:name="Table14" style:family="table">
      <style:table-properties style:width="6.1146in" fo:margin-left="0.7868in" fo:margin-right="0.5792in" table:align="margins"/>
    </style:style>
    <style:style style:name="Table14.A" style:family="table-column">
      <style:table-column-properties style:column-width="6.1146in" style:rel-column-width="65535*"/>
    </style:style>
    <style:style style:name="Table14.A1" style:family="table-cell">
      <style:table-cell-properties fo:padding="0.0382in" fo:border="none"/>
    </style:style>
    <style:style style:name="Table15" style:family="table">
      <style:table-properties style:width="6.1146in" fo:margin-left="0.7868in" fo:margin-right="0.5792in" table:align="margins"/>
    </style:style>
    <style:style style:name="Table15.A" style:family="table-column">
      <style:table-column-properties style:column-width="6.1146in" style:rel-column-width="65535*"/>
    </style:style>
    <style:style style:name="Table15.A1" style:family="table-cell">
      <style:table-cell-properties fo:padding="0.0382in" fo:border="none"/>
    </style:style>
    <style:style style:name="Table18" style:family="table">
      <style:table-properties style:width="6.1146in" fo:margin-left="0.7868in" fo:margin-right="0.5792in" table:align="margins"/>
    </style:style>
    <style:style style:name="Table18.A" style:family="table-column">
      <style:table-column-properties style:column-width="6.1146in" style:rel-column-width="65535*"/>
    </style:style>
    <style:style style:name="Table18.A1" style:family="table-cell">
      <style:table-cell-properties fo:padding="0.0382in" fo:border="none"/>
    </style:style>
    <style:style style:name="Table1" style:family="table">
      <style:table-properties style:width="5.9056in" table:align="center"/>
    </style:style>
    <style:style style:name="Table1.A" style:family="table-column">
      <style:table-column-properties style:column-width="1.9681in"/>
    </style:style>
    <style:style style:name="Table1.C" style:family="table-column">
      <style:table-column-properties style:column-width="1.9694in"/>
    </style:style>
    <style:style style:name="Table1.A1" style:family="table-cell">
      <style:table-cell-properties fo:padding="0.0382in" fo:border="0.0007in solid #999999"/>
    </style:style>
    <style:style style:name="Table1.A2" style:family="table-cell">
      <style:table-cell-properties fo:padding="0.0382in" fo:border-left="0.0007in solid #999999" fo:border-right="none" fo:border-top="none" fo:border-bottom="0.0007in solid #999999"/>
    </style:style>
    <style:style style:name="Table1.C2" style:family="table-cell">
      <style:table-cell-properties fo:padding="0.0382in" fo:border-left="0.0007in solid #999999" fo:border-right="0.0007in solid #999999" fo:border-top="none" fo:border-bottom="0.0007in solid #999999"/>
    </style:style>
    <style:style style:name="Table6" style:family="table">
      <style:table-properties style:width="6.1146in" fo:margin-left="0.7868in" fo:margin-right="0.5792in" table:align="margins"/>
    </style:style>
    <style:style style:name="Table6.A" style:family="table-column">
      <style:table-column-properties style:column-width="6.1146in" style:rel-column-width="65535*"/>
    </style:style>
    <style:style style:name="Table6.A1" style:family="table-cell">
      <style:table-cell-properties fo:padding="0.0382in" fo:border="none"/>
    </style:style>
    <style:style style:name="Table7" style:family="table">
      <style:table-properties style:width="6.1146in" fo:margin-left="0.7868in" fo:margin-right="0.5792in" table:align="margins"/>
    </style:style>
    <style:style style:name="Table7.A" style:family="table-column">
      <style:table-column-properties style:column-width="6.1146in" style:rel-column-width="65535*"/>
    </style:style>
    <style:style style:name="Table7.A1" style:family="table-cell">
      <style:table-cell-properties fo:padding="0.0382in" fo:border="none"/>
    </style:style>
    <style:style style:name="Table8" style:family="table">
      <style:table-properties style:width="6.1146in" fo:margin-left="0.7868in" fo:margin-right="0.5792in" table:align="margins"/>
    </style:style>
    <style:style style:name="Table8.A" style:family="table-column">
      <style:table-column-properties style:column-width="6.1146in" style:rel-column-width="65535*"/>
    </style:style>
    <style:style style:name="Table8.A1" style:family="table-cell">
      <style:table-cell-properties fo:padding="0.0382in" fo:border="none"/>
    </style:style>
    <style:style style:name="Table9" style:family="table">
      <style:table-properties style:width="6.1146in" fo:margin-left="0.7868in" fo:margin-right="0.5792in" table:align="margins"/>
    </style:style>
    <style:style style:name="Table9.A" style:family="table-column">
      <style:table-column-properties style:column-width="6.1146in" style:rel-column-width="65535*"/>
    </style:style>
    <style:style style:name="Table9.A1" style:family="table-cell">
      <style:table-cell-properties fo:padding="0.0382in" fo:border="none"/>
    </style:style>
    <style:style style:name="Table4" style:family="table">
      <style:table-properties style:width="6.1146in" fo:margin-left="0.7868in" fo:margin-right="0.5792in" table:align="margins"/>
    </style:style>
    <style:style style:name="Table4.A" style:family="table-column">
      <style:table-column-properties style:column-width="6.1146in" style:rel-column-width="65535*"/>
    </style:style>
    <style:style style:name="Table4.A1" style:family="table-cell">
      <style:table-cell-properties fo:padding="0.0382in" fo:border="none"/>
    </style:style>
    <style:style style:name="Table5" style:family="table">
      <style:table-properties style:width="6.1146in" fo:margin-left="0.7868in" fo:margin-right="0.5792in" table:align="margins"/>
    </style:style>
    <style:style style:name="Table5.A" style:family="table-column">
      <style:table-column-properties style:column-width="6.1146in" style:rel-column-width="65535*"/>
    </style:style>
    <style:style style:name="Table5.A1" style:family="table-cell">
      <style:table-cell-properties fo:padding="0.0382in" fo:border="none"/>
    </style:style>
    <style:style style:name="Table16" style:family="table">
      <style:table-properties style:width="6.3021in" fo:margin-left="0.7868in" fo:margin-right="0.3917in" table:align="margins"/>
    </style:style>
    <style:style style:name="Table16.A" style:family="table-column">
      <style:table-column-properties style:column-width="6.3021in" style:rel-column-width="65535*"/>
    </style:style>
    <style:style style:name="Table16.A1" style:family="table-cell">
      <style:table-cell-properties fo:padding="0.0382in" fo:border="none"/>
    </style:style>
    <style:style style:name="CGVersions" style:family="table">
      <style:table-properties style:width="7.4806in" table:align="margins"/>
    </style:style>
    <style:style style:name="CGVersions.A" style:family="table-column">
      <style:table-column-properties style:column-width="2.4938in" style:rel-column-width="21845*"/>
    </style:style>
    <style:style style:name="CGVersions.A1" style:family="table-cell">
      <style:table-cell-properties fo:padding="0.0382in" fo:border="0.0007in solid #999999"/>
    </style:style>
    <style:style style:name="CGVersions.A2" style:family="table-cell">
      <style:table-cell-properties fo:padding="0.0382in" fo:border-left="0.0007in solid #999999" fo:border-right="none" fo:border-top="none" fo:border-bottom="0.0007in solid #999999"/>
    </style:style>
    <style:style style:name="CGVersions.C2" style:family="table-cell">
      <style:table-cell-properties fo:padding="0.0382in" fo:border-left="0.0007in solid #999999" fo:border-right="0.0007in solid #999999" fo:border-top="none" fo:border-bottom="0.0007in solid #999999"/>
    </style:style>
    <style:style style:name="Table2" style:family="table">
      <style:table-properties style:width="7.4806in" table:align="margins"/>
    </style:style>
    <style:style style:name="Table2.A" style:family="table-column">
      <style:table-column-properties style:column-width="2.4938in" style:rel-column-width="21845*"/>
    </style:style>
    <style:style style:name="Table2.A1" style:family="table-cell">
      <style:table-cell-properties fo:padding="0.0382in" fo:border="0.0007in solid #999999"/>
    </style:style>
    <style:style style:name="Table2.A2" style:family="table-cell">
      <style:table-cell-properties fo:padding="0.0382in" fo:border-left="0.0007in solid #999999" fo:border-right="none" fo:border-top="none" fo:border-bottom="0.0007in solid #999999"/>
    </style:style>
    <style:style style:name="Table2.C2" style:family="table-cell">
      <style:table-cell-properties fo:padding="0.0382in" fo:border-left="0.0007in solid #999999" fo:border-right="0.0007in solid #999999" fo:border-top="none" fo:border-bottom="0.0007in solid #999999"/>
    </style:style>
    <style:style style:name="P1" style:family="paragraph" style:parent-style-name="Contents_20_1">
      <style:paragraph-properties>
        <style:tab-stops>
          <style:tab-stop style:position="7.4807in" style:type="right" style:leader-style="dotted" style:leader-text="."/>
        </style:tab-stops>
      </style:paragraph-properties>
    </style:style>
    <style:style style:name="P2" style:family="paragraph" style:parent-style-name="Contents_20_2">
      <style:paragraph-properties>
        <style:tab-stops>
          <style:tab-stop style:position="7.2839in" style:type="right" style:leader-style="dotted" style:leader-text="."/>
        </style:tab-stops>
      </style:paragraph-properties>
    </style:style>
    <style:style style:name="P3" style:family="paragraph" style:parent-style-name="Contents_20_3">
      <style:paragraph-properties>
        <style:tab-stops>
          <style:tab-stop style:position="7.0874in" style:type="right" style:leader-style="dotted" style:leader-text="."/>
        </style:tab-stops>
      </style:paragraph-properties>
    </style:style>
    <style:style style:name="P4" style:family="paragraph" style:parent-style-name="Text_20_body">
      <style:paragraph-properties fo:margin-left="0in" fo:margin-right="0in" fo:text-indent="0in" style:auto-text-indent="false"/>
    </style:style>
    <style:style style:name="P5" style:family="paragraph" style:parent-style-name="Heading_20_2">
      <style:paragraph-properties fo:break-before="page"/>
    </style:style>
    <style:style style:name="P6" style:family="paragraph" style:parent-style-name="Table_20_Contents">
      <style:paragraph-properties fo:text-align="justify" style:justify-single-word="false"/>
    </style:style>
    <style:style style:name="P7" style:family="paragraph" style:parent-style-name="Table_20_Contents">
      <style:text-properties fo:font-style="italic" style:font-style-asian="italic" style:font-style-complex="italic"/>
    </style:style>
    <style:style style:name="P8" style:family="paragraph" style:parent-style-name="Heading_20_1">
      <style:paragraph-properties fo:break-before="page"/>
    </style:style>
    <style:style style:name="P9" style:family="paragraph" style:parent-style-name="Table_20_Heading">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ext_20_body">
      <style:paragraph-properties fo:line-height="100%"/>
      <style:text-properties fo:font-size="10pt" style:font-size-asian="10pt" style:font-size-complex="10pt"/>
    </style:style>
    <style:style style:name="T1" style:family="text">
      <style:text-properties fo:font-style="normal" fo:font-weight="normal" style:font-style-asian="normal" style:font-weight-asian="normal" style:font-style-complex="normal" style:font-weight-complex="normal"/>
    </style:style>
    <style:style style:name="T2" style:family="text" style:parent-style-name="Source_20_Text">
      <style:text-properties style:font-name="Times New Roman" style:font-name-asian="Times New Roman" style:font-name-complex="Times New Roman"/>
    </style:style>
    <style:style style:name="T3" style:family="text">
      <style:text-properties style:text-position="super 58%"/>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L CG-3</text:h>
      <text:p text:style-name="Text_20_body"/>
      <text:p text:style-name="Text_20_body"/>
      <text:p text:style-name="Text_20_body">People who know something about all this:</text:p>
      <text:p text:style-name="Text_20_body">Tino Didriksen &lt;<text:a xlink:type="simple" xlink:href="mailto:tino@didriksen.cc">tino@didriksen.cc</text:a>&gt;</text:p>
      <text:p text:style-name="Text_20_body">Eckhard Bick &lt;<text:a xlink:type="simple" xlink:href="mailto:eckhard.bick@mail.dk">eckhard.bick@mail.dk</text:a>&gt;</text:p>
      <text:p text:style-name="Text_20_body"/>
      <text:p text:style-name="Text_20_body">URL: <text:a xlink:type="simple" xlink:href="http://beta.visl.sdu.dk/cg3.html">http://beta.visl.sdu.dk/cg3.html</text:a></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VISL CG-3<text:tab/>1</text:p>
          <text:p text:style-name="P2">Request For Comments<text:tab/>2</text:p>
          <text:p text:style-name="P2">Naming<text:tab/>2</text:p>
          <text:p text:style-name="P2">Character Encoding<text:tab/>2</text:p>
          <text:p text:style-name="P2">Grammar Distribution Protection<text:tab/>2</text:p>
          <text:p text:style-name="P2">Sections<text:tab/>3</text:p>
          <text:p text:style-name="P2">Rules<text:tab/>4</text:p>
          <text:p text:style-name="P3">DELIMIT<text:tab/>4</text:p>
          <text:p text:style-name="P3">ANCHOR, JUMP, EXECUTE<text:tab/>4</text:p>
          <text:p text:style-name="P3">MINVALUE, MAXVALUE<text:tab/>4</text:p>
          <text:p text:style-name="P3">DEFINEGLOBAL, SETGLOBAL, REMGLOBAL<text:tab/>5</text:p>
          <text:p text:style-name="P3">Named Rules<text:tab/>5</text:p>
          <text:p text:style-name="P2">Set Operations<text:tab/>5</text:p>
          <text:p text:style-name="P2">Tags<text:tab/>6</text:p>
          <text:p text:style-name="P3">Tag Order<text:tab/>6</text:p>
          <text:p text:style-name="P3">Literal String Modifiers<text:tab/>7</text:p>
          <text:p text:style-name="P3">Numerical Matches<text:tab/>7</text:p>
          <text:p text:style-name="P3">Tag Negation<text:tab/>7</text:p>
          <text:p text:style-name="P3">Fail-Fast Tag<text:tab/>7</text:p>
          <text:p text:style-name="P2">Contextual Tests<text:tab/>8</text:p>
          <text:p text:style-name="P2">Input Format and Metadata<text:tab/>9</text:p>
          <text:p text:style-name="P2">Overlaps<text:tab/>9</text:p>
          <text:p text:style-name="P1">Complete Keyword List<text:tab/>10</text:p>
          <text:p text:style-name="P1">Quick tables of differences in the various CG versions<text:tab/>11</text:p>
          <text:p text:style-name="P1">Raw Brainstorm Text<text:tab/>12</text:p>
        </text:index-body>
      </text:table-of-content>
      <text:p text:style-name="P4"/>
      <text:h text:style-name="P5" text:outline-level="2">Request For Comments</text:h>
      <text:p text:style-name="Text_20_body">Nothing in this document is set in stone. If you have ideas, needs, or disagree with the changes or additions outlined in this document, please let us know.</text:p>
      <text:h text:style-name="Heading_20_2" text:outline-level="2">Naming</text:h>
      <text:p text:style-name="Text_20_body">I have called this version of CG ”VISL CG-3” since it is made by VISL and is a general update of the grammar format and parser features that warrants a version bump. VISL CG-3 is fully backwards compatible with CG-2 and VISLCG, and contains switches to enforce their respective behavior in certain areas.</text:p>
      <text:h text:style-name="Heading_20_2" text:outline-level="2">Character Encoding</text:h>
      <text:p text:style-name="Text_20_body">By default, grammar file, input stream, and output stream are considered to be in ISO-8859-1 (Latin 1) encoding as this covers most the grammars and tool chains currently written. Internally and through switches there is full support for Unicode (UTF-16) and any other encoding known by the unicode library. I have chosen the IBM International Components for Unicode library<text:note text:id="ftn1" text:note-class="footnote"><text:note-citation>1</text:note-citation><text:note-body><text:p text:style-name="Footnote"><text:a xlink:type="simple" xlink:href="http://www.ibm.com/software/globalization/icu/">http://www.ibm.com/software/globalization/icu/</text:a> and <text:a xlink:type="simple" xlink:href="http://icu.sf.net/">http://icu.sf.net/</text:a></text:p></text:note-body></text:note> as it provides strong cross-platform unicode support with built-in Perl compatible regular expressions.</text:p>
      <text:h text:style-name="Heading_20_2" text:outline-level="2">Grammar Distribution Protection</text:h>
      <text:p text:style-name="Text_20_body">Compiled grammars have very little reverse-engineering protection. Even if you write out the compiled grammar to a plain text file (in itself a trivial task), you will lose all comments and set operations. A neat file such as</text:p>
      <table:table table:name="Table10" table:style-name="Table10">
        <table:table-column table:style-name="Table10.A"/>
        <table:table-row>
          <table:table-cell table:style-name="Table10.A1" office:value-type="string">
            <text:p text:style-name="P6"><text:span text:style-name="Source_20_Text"># Spelling sets</text:span></text:p>
            <text:p text:style-name="P6"><text:span text:style-name="Source_20_Text">LIST RET = &lt;R-Rare&gt; &lt;M-max&gt; &lt;F-max&gt; &lt;L-max&gt; ;</text:span></text:p>
            <text:p text:style-name="P6"><text:span text:style-name="Source_20_Text">LIST RET-LIST = &lt;E-TYPE:list&gt; ;</text:span></text:p>
            <text:p text:style-name="P6"><text:span text:style-name="Source_20_Text">SET RET-ALL = RET OR RET-LIST ;</text:span></text:p>
            <text:p text:style-name="P6"><text:span text:style-name="Source_20_Text">LIST RET-MAX = &lt;W-max&gt; &lt;S-max&gt; &lt;M-max&gt; &lt;F-max&gt; ;</text:span></text:p>
            <text:p text:style-name="P6"><text:span text:style-name="Source_20_Text">SET RET-SUBMAX = RET-MAX - (&lt;M-max&gt;) ;</text:span></text:p>
          </table:table-cell>
        </table:table-row>
      </table:table>
      <text:p text:style-name="Text_20_body">would after preprocessing, compilation, and subsequent decompilation look more like</text:p>
      <table:table table:name="Table11" table:style-name="Table11">
        <table:table-column table:style-name="Table11.A"/>
        <table:table-row>
          <table:table-cell table:style-name="Table11.A1" office:value-type="string">
            <text:p text:style-name="P6"><text:span text:style-name="Source_20_Text">LIST _GEN_AE3FC = &lt;R-Rare&gt; &lt;M-max&gt; &lt;F-max&gt; &lt;L-max&gt; </text:span><text:span text:style-name="Source_20_Text"><text:span text:style-name="Source_20_Text">&lt;E-TYPE:list&gt;</text:span></text:span></text:p>
            <text:p text:style-name="P6"><text:span text:style-name="Source_20_Text">LIST _GEN_0BA6F = &lt;W-max&gt; &lt;S-max&gt; &lt;F-max&gt;</text:span></text:p>
          </table:table-cell>
        </table:table-row>
      </table:table>
      <text:p text:style-name="Text_20_body">which on the whole doesn't convey nearly as much useful information.</text:p>
      <text:p text:style-name="Text_20_body"/>
      <text:p text:style-name="Text_20_body">Certain switches can furthermore enable hashing of match-only tags (tags to be added via mapping must be in plain text), and forced obscuring of all named entities (sets, offsets), plus stripping all knowledge of exact line numbers. The hashing can be reversed by checking which input tags hash to which known values, and tags are usually so short that even brute-force is an option.</text:p>
      <text:h text:style-name="Heading_20_2" text:outline-level="2">Sections</text:h>
      <text:p text:style-name="Text_20_body">CG-2 has three seperate grammar sections: <text:span text:style-name="Source_20_Text">SETS</text:span>, <text:span text:style-name="Source_20_Text">MAPPINGS</text:span>, and <text:span text:style-name="Source_20_Text">CONSTRAINTS</text:span>. VISLCG added to these with the <text:span text:style-name="Source_20_Text">CORRECTIONS</text:span> section. Each of these can only contain certain definitions, such as <text:span text:style-name="Source_20_Text">LIST</text:span>, <text:span text:style-name="Source_20_Text">MAP</text:span>, or <text:span text:style-name="Source_20_Text">SELECT</text:span>. As I understand it, this was due to the original CG parser being written in a language that needed such a format. In any case, I did not see the logic or usability in such a strict format. VISL CG-3 has a single section header <text:span text:style-name="Source_20_Text">SECTION</text:span>, which can contain any of the set or rule definitions. Sections can also be given a name for easier identification and anchor behavior, but that is optional. The older section headings are still valid and will work as expected, though.</text:p>
      <text:p text:style-name="Text_20_body"/>
      <text:p text:style-name="Text_20_body">By allowing any set or rule definition anywhere you could write a grammar such as:</text:p>
      <table:table table:name="Table3" table:style-name="Table3">
        <table:table-column table:style-name="Table3.A"/>
        <table:table-row>
          <table:table-cell table:style-name="Table3.A1" office:value-type="string">
            <text:p text:style-name="P6"><text:span text:style-name="Source_20_Text">DELIMITERS = ”&lt;$.&gt;”</text:span></text:p>
            <text:p text:style-name="P6"><text:span text:style-name="Source_20_Text">LIST ThisIsASet = ”&lt;sometag&gt;” ”&lt;othertag&gt;”</text:span></text:p>
            <text:p text:style-name="P6"><text:span text:style-name="Source_20_Text"/></text:p>
            <text:p text:style-name="P6"><text:span text:style-name="Source_20_Text">SECTION SafeSection</text:span></text:p>
            <text:p text:style-name="P6"><text:span text:style-name="Source_20_Text">LIST ThisIsAlsoASet = atag btag ctag</text:span></text:p>
            <text:p text:style-name="P6"><text:span text:style-name="Source_20_Text">SET Hubba = <text:s/>ThisIsASet – (ctag)</text:span></text:p>
            <text:p text:style-name="P6"><text:span text:style-name="Source_20_Text">SELECT ThisIsASet IF (-1 (dtag))</text:span></text:p>
            <text:p text:style-name="P6"><text:span text:style-name="Source_20_Text">LIST AnotherSet = <text:s/>”&lt;youknowthedrill&gt;”</text:span></text:p>
            <text:p text:style-name="P6"><text:span text:style-name="Source_20_Text">MAP (@bingo) TARGET </text:span><text:span text:style-name="Source_20_Text"><text:span text:style-name="Source_20_Text">AnotherSet</text:span></text:span></text:p>
          </table:table-cell>
        </table:table-row>
      </table:table>
      <text:p text:style-name="Text_20_body"/>
      <text:p text:style-name="Text_20_body">Notice that the first <text:span text:style-name="Source_20_Text">LIST ThisIsASet</text:span> is outside a section. This is because sets are considered global regardless of where they are declared and can as such be declared anywhere, even before the <text:span text:style-name="Source_20_Text">DELIMITERS</text:span> declaration should you so desire<text:note text:id="ftn2" text:note-class="footnote"><text:note-citation>2</text:note-citation><text:note-body><text:p text:style-name="Footnote">In fact, DELIMITERS and PREFERRED-TARGETS are also global. Feel free to put them in the middle or end of the file.</text:p></text:note-body></text:note>. A side effect of this is that set names must be unique across the entire grammar, but as this is also the behavior of CG-2 and VISLCG that should not be a surprise nor problem.</text:p>
      <text:p text:style-name="Text_20_body"/>
      <text:p text:style-name="Text_20_body">Rules are applied in the order they are declared. In the above example that would execute <text:span text:style-name="Source_20_Text">SELECT</text:span> first and then the <text:span text:style-name="Source_20_Text">MAP</text:span> rule.</text:p>
      <text:h text:style-name="Heading_20_2" text:outline-level="2"/>
      <text:h text:style-name="P5" text:outline-level="2">Rules</text:h>
      <text:p text:style-name="Text_20_body">Firstly, the CG-2 optional seperation keywords IF and TARGET are completely ignored by VISL CG-3, as is the line terminating semi-colon, so only use them for readability. The definitions are given in the following format:</text:p>
      <table:table table:name="Table17" table:style-name="Table17">
        <table:table-column table:style-name="Table17.A"/>
        <table:table-row>
          <table:table-cell table:style-name="Table17.A1" office:value-type="string">
            <text:p text:style-name="P6"><text:span text:style-name="Source_20_Text">KEYWORD &lt;required_element&gt; </text:span><text:span text:style-name="Source_20_Text"><text:span text:style-name="Source_20_Text">[optional_element]</text:span></text:span></text:p>
          </table:table-cell>
        </table:table-row>
      </table:table>
      <text:p text:style-name="Text_20_body"/>
      <text:h text:style-name="Heading_20_3" text:outline-level="3">DELIMIT</text:h>
      <table:table table:name="Table12" table:style-name="Table12">
        <table:table-column table:style-name="Table12.A"/>
        <table:table-row>
          <table:table-cell table:style-name="Table12.A1" office:value-type="string">
            <text:p text:style-name="P6"><text:span text:style-name="Source_20_Text">[wordform] DELIMIT &lt;target&gt; [contextual_tests]</text:span></text:p>
          </table:table-cell>
        </table:table-row>
      </table:table>
      <text:p text:style-name="Text_20_body"/>
      <text:p text:style-name="Text_20_body">This will work as an on-the-fly sentence (disambiguation window) delimiter. When a reading matches a <text:span text:style-name="Source_20_Text">DELIMIT</text:span> rule's context it will cut off all subsequent cohorts in the current window immediately restart disambiguating with the new window size.</text:p>
      <text:h text:style-name="Heading_20_3" text:outline-level="3"/>
      <text:h text:style-name="Heading_20_3" text:outline-level="3">ANCHOR, JUMP, EXECUTE</text:h>
      <table:table table:name="Table13" table:style-name="Table13">
        <table:table-column table:style-name="Table13.A"/>
        <table:table-row>
          <table:table-cell table:style-name="Table13.A1" office:value-type="string">
            <text:p text:style-name="P6"><text:span text:style-name="Source_20_Text">ANCHOR &lt;anchor_name&gt;</text:span></text:p>
            <text:p text:style-name="P6"><text:span text:style-name="Source_20_Text">SECTION [anchor_name]</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able:table-cell>
        </table:table-row>
      </table:table>
      <text:p text:style-name="Text_20_body"/>
      <text:p text:style-name="Text_20_body">These rules will allow you to mark named anchors and jump to them based on a context. In this manner you can skip or repeat certain rules. <text:span text:style-name="Source_20_Text">JUMP</text:span> will jump to a location in the grammar and run rules from there till the end (or another <text:span text:style-name="Source_20_Text">JUMP</text:span> which sends it to a different location), while <text:span text:style-name="Source_20_Text">EXECUTE</text:span> will run rules in between the two provided <text:span text:style-name="Source_20_Text">ANCHOR</text:span>s and then return to normal.</text:p>
      <text:p text:style-name="Text_20_body"/>
      <text:h text:style-name="Heading_20_3" text:outline-level="3">MINVALUE, MAXVALUE</text:h>
      <table:table table:name="Table14" table:style-name="Table14">
        <table:table-column table:style-name="Table14.A"/>
        <table:table-row>
          <table:table-cell table:style-name="Table14.A1" office:value-type="string">
            <text:p text:style-name="P6"><text:span text:style-name="Source_20_Text">MINVALUE &lt;identifier&gt; &lt;integer&gt;</text:span></text:p>
            <text:p text:style-name="P6"><text:span text:style-name="Source_20_Text">MAXVALUE &lt;identifier&gt; &lt;integer&gt;</text:span></text:p>
          </table:table-cell>
        </table:table-row>
      </table:table>
      <text:p text:style-name="Text_20_body"/>
      <text:p text:style-name="Text_20_body">These are used to define the range of numerical tag matching (explained in next section). The identifier here is e.g. the <text:span text:style-name="Source_20_Text">F</text:span> in <text:span text:style-name="Source_20_Text">&lt;F=15&gt;</text:span>. You do not need to define these, nor do you need to define both at the same time; it will help if you know the range, but dynamic matching can be done even if you don't.</text:p>
      <text:p text:style-name="Text_20_body"/>
      <text:h text:style-name="Heading_20_3" text:outline-level="3">DEFINEGLOBAL, SETGLOBAL, REMGLOBAL</text:h>
      <table:table table:name="Table15" table:style-name="Table15">
        <table:table-column table:style-name="Table15.A"/>
        <table:table-row>
          <table:table-cell table:style-name="Table15.A1" office:value-type="string">
            <text:p text:style-name="P6"><text:span text:style-name="Source_20_Text">DEFINEGLOBAL &lt;variable_name&gt; &lt;value&gt; [value] [value] ... [value]</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able:table-cell>
        </table:table-row>
      </table:table>
      <text:p text:style-name="Text_20_body"/>
      <text:p text:style-name="Text_20_body">Global variables complement and are very similar to Metadata, but are set and unset on-the-fly via the grammar as opposed to input information. First you define a uniquely-named global variable and all the values it must be possible for it to be, after which you can set and unset the variable to these values based on contextual tests. You can also test the value of a global variable in contextual tests via <text:span text:style-name="Source_20_Text">GLOBAL:variable_name:value</text:span> or test if it is set at all with <text:span text:style-name="Source_20_Text">GLOBAL:variable_name</text:span>. This is useful for sentences where you want to save certain states for later, such as which gender the main actor of a paragraph is.</text:p>
      <text:p text:style-name="Text_20_body"/>
      <text:h text:style-name="Heading_20_3" text:outline-level="3">Named Rules</text:h>
      <table:table table:name="Table18" table:style-name="Table18">
        <table:table-column table:style-name="Table18.A"/>
        <table:table-row>
          <table:table-cell table:style-name="Table18.A1" office:value-type="string">
            <text:p text:style-name="P6"><text:span text:style-name="Source_20_Text">[wordform] MAP:rule_name</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SELECT:rule_name</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p text:style-name="Text_20_body">In certain cases you may want to name a rule to be able to refer to the same rule across grammar revisions, as otherwise the rule line number may change. It is optional to name rules, but all rule names must be unique, and must include a letter in the name as to not conflict with pure line-numbered rules. The name of a rule is used in tracing and debug output instead of the line number.</text:p>
      <text:h text:style-name="Heading_20_2" text:outline-level="2">Set Operations</text:h>
      <table:table table:name="Table1" table:style-name="Table1">
        <table:table-column table:style-name="Table1.A" table:number-columns-repeated="2"/>
        <table:table-column table:style-name="Table1.C"/>
        <table:table-header-rows>
          <table:table-row>
            <table:table-cell table:style-name="Table1.A1" table:number-columns-spanned="3" office:value-type="string">
              <text:p text:style-name="Table_20_Heading">Set Operation Comparison</text:p>
            </table:table-cell>
            <table:covered-table-cell/>
            <table:covered-table-cell/>
          </table:table-row>
        </table:table-header-rows>
        <table:table-row>
          <table:table-cell table:style-name="Table1.A2" office:value-type="string">
            <text:p text:style-name="Table_20_Heading">CG-2</text:p>
          </table:table-cell>
          <table:table-cell table:style-name="Table1.A2" office:value-type="string">
            <text:p text:style-name="Table_20_Heading">VISLCG</text:p>
          </table:table-cell>
          <table:table-cell table:style-name="Table1.C2" office:value-type="string">
            <text:p text:style-name="Table_20_Heading">VISL CG-3</text:p>
          </table:table-cell>
        </table:table-row>
        <table:table-row>
          <table:table-cell table:style-name="Table1.A2" office:value-type="string">
            <text:p text:style-name="Table_20_Contents">Union<text:tab/><text:tab/>OR</text:p>
            <text:p text:style-name="Table_20_Contents">Difference<text:tab/><text:tab/>-</text:p>
            <text:p text:style-name="Table_20_Contents">Cartesian Product<text:tab/>+</text:p>
          </table:table-cell>
          <table:table-cell table:style-name="Table1.A2" office:value-type="string">
            <text:p text:style-name="Table_20_Contents">Union<text:tab/><text:tab/>OR</text:p>
            <text:p text:style-name="Table_20_Contents"/>
            <text:p text:style-name="Table_20_Contents"/>
            <text:p text:style-name="Table_20_Contents">Fail-fast<text:tab/><text:tab/>-</text:p>
            <text:p text:style-name="Table_20_Contents">Intersection<text:tab/><text:tab/>+</text:p>
          </table:table-cell>
          <table:table-cell table:style-name="Table1.C2" office:value-type="string">
            <text:p text:style-name="Table_20_Contents">Union<text:tab/><text:tab/>OR</text:p>
            <text:p text:style-name="Table_20_Contents">Difference<text:tab/><text:tab/>-</text:p>
            <text:p text:style-name="Table_20_Contents">Cartesian Product<text:tab/>+</text:p>
            <text:p text:style-name="Table_20_Contents">Fail-fast<text:tab/><text:tab/>^</text:p>
            <text:p text:style-name="P7">(see the Tags section)</text:p>
          </table:table-cell>
        </table:table-row>
      </table:table>
      <text:p text:style-name="Text_20_body"/>
      <text:p text:style-name="Text_20_body">A few example set declarations:</text:p>
      <table:table table:name="Table6" table:style-name="Table6">
        <table:table-column table:style-name="Table6.A"/>
        <table:table-row>
          <table:table-cell table:style-name="Table6.A1" office:value-type="string">
            <text:p text:style-name="P6"><text:span text:style-name="Source_20_Text">LIST ASET = A B C</text:span></text:p>
            <text:p text:style-name="P6"><text:span text:style-name="Source_20_Text">LIST DSET = D E F</text:span></text:p>
            <text:p text:style-name="P6"><text:span text:style-name="Source_20_Text">SET UNION = ASET OR DSET</text:span></text:p>
            <text:p text:style-name="P6"><text:span text:style-name="Source_20_Text">SET DIFFERENCE = ASET – C</text:span></text:p>
            <text:p text:style-name="P6"><text:span text:style-name="Source_20_Text">SET PRODUCT = ASET + DSET</text:span></text:p>
            <text:p text:style-name="P6"><text:span text:style-name="Source_20_Text">SET FAILFAST = ASET ^ C</text:span></text:p>
          </table:table-cell>
        </table:table-row>
      </table:table>
      <text:p text:style-name="Text_20_body"/>
      <text:p text:style-name="Text_20_body">In CG-2 these are processed as:</text:p>
      <table:table table:name="Table7" table:style-name="Table7">
        <table:table-column table:style-name="Table7.A"/>
        <table:table-row>
          <table:table-cell table:style-name="Table7.A1" office:value-type="string">
            <text:p text:style-name="P6"><text:span text:style-name="Source_20_Text">UNION = A B C D E F</text:span></text:p>
            <text:p text:style-name="P6"><text:span text:style-name="Source_20_Text">DIFFERENCE = A B</text:span></text:p>
            <text:p text:style-name="P6"><text:span text:style-name="Source_20_Text">PRODUCT = (A D) (A E) (A F) (B D) (B E) (B F)</text:span><text:span text:style-name="Source_20_Text"><text:span text:style-name="Source_20_Text"> (C D) (C E) (C F)</text:span></text:span></text:p>
          </table:table-cell>
        </table:table-row>
      </table:table>
      <text:p text:style-name="Text_20_body"/>
      <text:p text:style-name="Text_20_body">In VISLCG these are processed as:</text:p>
      <table:table table:name="Table8" table:style-name="Table8">
        <table:table-column table:style-name="Table8.A"/>
        <table:table-row>
          <table:table-cell table:style-name="Table8.A1" office:value-type="string">
            <text:p text:style-name="P6"><text:span text:style-name="Source_20_Text">UNION = A B C D E F</text:span></text:p>
            <text:p text:style-name="P6"><text:span text:style-name="Source_20_Text">DIFFERENCE = A B but will never match the set if the reading contains C.</text:span></text:p>
            <text:p text:style-name="P6"><text:span text:style-name="Source_20_Text">PRODUCT = (A D) (D A) (A E) (E A) ... (C F) (F C)</text:span></text:p>
          </table:table-cell>
        </table:table-row>
      </table:table>
      <text:p text:style-name="Text_20_body"/>
      <text:p text:style-name="Text_20_body">In VISL CG-3 these are processed as:</text:p>
      <table:table table:name="Table9" table:style-name="Table9">
        <table:table-column table:style-name="Table9.A"/>
        <table:table-row>
          <table:table-cell table:style-name="Table9.A1" office:value-type="string">
            <text:p text:style-name="P6"><text:span text:style-name="Source_20_Text">UNION = A B C D E F</text:span></text:p>
            <text:p text:style-name="P6"><text:span text:style-name="Source_20_Text">DIFFERENCE = A B</text:span></text:p>
            <text:p text:style-name="P6"><text:span text:style-name="Source_20_Text">PRODUCT = </text:span><text:span text:style-name="Source_20_Text"><text:span text:style-name="Source_20_Text">(A D) (A E) (A F) (B D) (B E) (B F)</text:span></text:span><text:span text:style-name="Source_20_Text"><text:span text:style-name="Source_20_Text"><text:span text:style-name="Source_20_Text"> (C D) (C E) (C F)</text:span></text:span></text:span></text:p>
            <text:p text:style-name="P6"><text:span text:style-name="Source_20_Text">FAILFAST = A B but will never match the set if the reading contains C.</text:span></text:p>
          </table:table-cell>
        </table:table-row>
      </table:table>
      <text:h text:style-name="Heading_20_2" text:outline-level="2"/>
      <text:h text:style-name="Heading_20_2" text:outline-level="2">Tags</text:h>
      <text:p text:style-name="Text_20_body">First some example tags as we know them from CG-2 and VISLCG:</text:p>
      <table:table table:name="Table4" table:style-name="Table4">
        <table:table-column table:style-name="Table4.A"/>
        <table:table-row>
          <table:table-cell table:style-name="Table4.A1" office:value-type="string">
            <text:p text:style-name="P6"><text:span text:style-name="Source_20_Text">”&lt;wordform&gt;”</text:span></text:p>
            <text:p text:style-name="P6"><text:span text:style-name="Source_20_Text">”baseform”</text:span></text:p>
            <text:p text:style-name="P6"><text:span text:style-name="Source_20_Text">&lt;W-max&gt;</text:span></text:p>
            <text:p text:style-name="P6"><text:span text:style-name="Source_20_Text">ADV</text:span></text:p>
            <text:p text:style-name="P6"><text:span text:style-name="Source_20_Text">@error</text:span></text:p>
            <text:p text:style-name="P6"><text:span text:style-name="Source_20_Text">(&lt;civ&gt; N)</text:span></text:p>
          </table:table-cell>
        </table:table-row>
      </table:table>
      <text:p text:style-name="Text_20_body"/>
      <text:p text:style-name="Text_20_body">Now some example tags as they may look in VISL CG-3:</text:p>
      <table:table table:name="Table5" table:style-name="Table5">
        <table:table-column table:style-name="Table5.A"/>
        <table:table-row>
          <table:table-cell table:style-name="Table5.A1" office:value-type="string">
            <text:p text:style-name="P6"><text:span text:style-name="Source_20_Text">”&lt;Wordform&gt;”i</text:span></text:p>
            <text:p text:style-name="P6"><text:span text:style-name="Source_20_Text">”base?o*”w</text:span></text:p>
            <text:p text:style-name="P6"><text:span text:style-name="Source_20_Text">”^[Bb]ase.*”r</text:span></text:p>
            <text:p text:style-name="P6"><text:span text:style-name="Source_20_Text">&lt;W&gt;65&gt;</text:span></text:p>
            <text:p text:style-name="P6"><text:span text:style-name="Source_20_Text">(&lt;F&gt;=15&gt; &lt;F&lt;=30&gt;)</text:span></text:p>
            <text:p text:style-name="P6"><text:span text:style-name="Source_20_Text">!ADV</text:span></text:p>
            <text:p text:style-name="P6"><text:span text:style-name="Source_20_Text">^&lt;dem&gt;</text:span></text:p>
            <text:p text:style-name="P6"><text:span text:style-name="Source_20_Text">(</text:span><text:span text:style-name="Source_20_Text"><text:span text:style-name="Source_20_Text">N </text:span></text:span><text:span text:style-name="Source_20_Text">&lt;civ&gt;)</text:span></text:p>
          </table:table-cell>
        </table:table-row>
      </table:table>
      <text:p text:style-name="Text_20_body"/>
      <text:h text:style-name="Heading_20_3" text:outline-level="3">Tag Order</text:h>
      <text:p text:style-name="Text_20_body">Starting with the latter, <text:span text:style-name="Source_20_Text">(</text:span><text:span text:style-name="Source_20_Text"><text:span text:style-name="Source_20_Text">N </text:span></text:span><text:span text:style-name="Source_20_Text"><text:span text:style-name="Source_20_Text"><text:span text:style-name="Source_20_Text">&lt;civ&gt;)</text:span></text:span></text:span>, as this merely signifies that tags with multiple parts do not have to match in-order; <text:span text:style-name="Source_20_Text">(</text:span><text:span text:style-name="Source_20_Text"><text:span text:style-name="Source_20_Text">N </text:span></text:span><text:span text:style-name="Source_20_Text">&lt;civ&gt;)</text:span> is the same as <text:span text:style-name="Source_20_Text">(&lt;civ&gt; N)</text:span>. <text:span text:style-name="T1">This is different from previous versions of CG</text:span>, but I deemed it unncecessary to spend extra time checking the tag order when hash lookups can verify the existance so fast. A side effect of this means there is no intersection set operator, nor need of one.</text:p>
      <text:p text:style-name="Text_20_body"/>
      <text:h text:style-name="Heading_20_3" text:outline-level="3">Literal String Modifiers</text:h>
      <text:p text:style-name="Text_20_body">The upper three additions to the feature sheet all display what I refer to as literal string modifiers, and there are three of such: 'i' for case-insensitive, 'w' for wildcard matching, and 'r' for a Perl Compatible Regular Expression (PCRE) match. Internally, wildcard is the same as PCRE as the preprocessing step converts <text:span text:style-name="Source_20_Text">”base?o*”w</text:span> to <text:span text:style-name="Source_20_Text">”^base.o.*$”r</text:span>. Using these modifiers will significantly slow down the matching as a hash lookup will no longer be enough. Certain simpler constructs, such as <text:span text:style-name="Source_20_Text">”^[bw](ase|ord)form$”r</text:span> can be preprocessed into a list of hashable finite possibilities: <text:span text:style-name="Source_20_Text">”baseform” </text:span><text:span text:style-name="Source_20_Text"><text:span text:style-name="Source_20_Text">”bordform” </text:span></text:span><text:span text:style-name="Source_20_Text"><text:span text:style-name="Source_20_Text"><text:span text:style-name="Source_20_Text">”waseform” </text:span></text:span></text:span><text:span text:style-name="Source_20_Text"><text:span text:style-name="Source_20_Text"><text:span text:style-name="Source_20_Text"><text:span text:style-name="Source_20_Text">”wordform”</text:span></text:span></text:span></text:span>. Modifier 'w' and 'r' cannot be combined, but you could combine 'ir' or 'iw' for case-insensitive PCRE and wildcard matches, respectively.</text:p>
      <text:p text:style-name="Text_20_body"/>
      <text:h text:style-name="Heading_20_3" text:outline-level="3">Numerical Matches</text:h>
      <text:p text:style-name="Text_20_body">Then there are the numerical matches, e.g. <text:span text:style-name="Source_20_Text">&lt;W&gt;65&gt;</text:span>. This will match tags such as <text:span text:style-name="Source_20_Text">&lt;W:204&gt;</text:span> and <text:span text:style-name="Source_20_Text">&lt;W=156&gt;</text:span> but not <text:span text:style-name="Source_20_Text">&lt;W:32&gt;</text:span>. The second tag, <text:span text:style-name="Source_20_Text">(&lt;F&gt;=15&gt; &lt;F&lt;=30&gt;)</text:span>, matches values <text:span text:style-name="Source_20_Text">15</text:span><text:span text:style-name="T2">≥F≥</text:span><text:span text:style-name="Source_20_Text">30</text:span>. All usual numerical comparisons are valid: = != &gt; &lt; &gt;= &lt;=. These constructs are also slower than simple hash lookups, but are optimized with a partial hash index on the identifier (in these cases <text:span text:style-name="Source_20_Text">W</text:span> and <text:span text:style-name="Source_20_Text">F</text:span>). If you pass minimum and maximum attainable values to the parser, it can preprocess these tags into a finite list such as <text:span text:style-name="Source_20_Text">&lt;F:15&gt; </text:span><text:span text:style-name="Source_20_Text"><text:span text:style-name="Source_20_Text">&lt;F:16&gt; ... </text:span></text:span><text:span text:style-name="Source_20_Text"><text:span text:style-name="Source_20_Text"><text:span text:style-name="Source_20_Text">&lt;F:29&gt; </text:span></text:span></text:span><text:span text:style-name="Source_20_Text"><text:span text:style-name="Source_20_Text"><text:span text:style-name="Source_20_Text"><text:span text:style-name="Source_20_Text">&lt;F:30&gt;</text:span></text:span></text:span></text:span> and <text:span text:style-name="Source_20_Text">&lt;W:66&gt; </text:span><text:span text:style-name="Source_20_Text"><text:span text:style-name="Source_20_Text">&lt;W:67&gt; ... </text:span></text:span><text:span text:style-name="Source_20_Text"><text:span text:style-name="Source_20_Text"><text:span text:style-name="Source_20_Text">&lt;W:999&gt; </text:span></text:span></text:span><text:span text:style-name="Source_20_Text"><text:span text:style-name="Source_20_Text"><text:span text:style-name="Source_20_Text"><text:span text:style-name="Source_20_Text">&lt;W:1000&gt;</text:span></text:span></text:span></text:span>, assuming we set 1000 as max value.</text:p>
      <text:p text:style-name="Text_20_body"/>
      <text:h text:style-name="Heading_20_3" text:outline-level="3">Tag Negation</text:h>
      <text:p text:style-name="Text_20_body">You can negate a tag by prepending a !, as in <text:span text:style-name="Source_20_Text">!ADV</text:span>. This has the effect of matching if some tag other than <text:span text:style-name="Source_20_Text">ADV</text:span> exists in the reading, but won't match if <text:span text:style-name="Source_20_Text">ADV</text:span> is actually present. This is mostly useful in tags such as <text:span text:style-name="Source_20_Text">(V TR !ADV)</text:span> as <text:span text:style-name="Source_20_Text">!ADV</text:span> alone would match quite a lot.</text:p>
      <text:p text:style-name="Text_20_body"/>
      <text:h text:style-name="Heading_20_3" text:outline-level="3">Fail-Fast Tag</text:h>
      <text:p text:style-name="Text_20_body">A Fail-Fast tag is the ^ prefix, such as <text:span text:style-name="Source_20_Text">^&lt;dem&gt;</text:span>. This will be checked first of a set and if found will block the set from matching, regardless of whether later independent tags could match. It is mostly useful for sets such as <text:span text:style-name="Source_20_Text">LIST SetWithFail = (N &lt;bib&gt;) (V TR) ^&lt;dem&gt;</text:span>. This set will never match a reading with a <text:span text:style-name="Source_20_Text">&lt;dem&gt;</text:span> tag, even if the reading matches <text:span text:style-name="Source_20_Text">(V TR)</text:span>.</text:p>
      <text:h text:style-name="Heading_20_2" text:outline-level="2">Contextual Tests</text:h>
      <text:p text:style-name="Text_20_body">You can query the existence of a tag in the previous or next disambiguation windows by using a test such as <text:span text:style-name="Source_20_Text">(&lt;2C (&lt;div&gt;))</text:span> which will pass if a cohort in the 2<text:span text:style-name="T3">nd</text:span> window to the left of the current has <text:span text:style-name="Source_20_Text">&lt;div&gt;</text:span> in all its readings. This is a very powerful and potentially very slow operation.</text:p>
      <text:h text:style-name="Heading_20_2" text:outline-level="2"/>
      <text:h text:style-name="P5" text:outline-level="2">Input Format and Metadata</text:h>
      <text:p text:style-name="Text_20_body">Input format is also fully backwards compatible, but much more lenient. Anything that does not look like a cohort or reading is treated as plain text and the parser will output it unmodified inline in as close to the same place as the text was in the input.</text:p>
      <text:p text:style-name="Text_20_body"/>
      <text:p text:style-name="Text_20_body">Metadata is one of the areas that we have discussed and so far the solution is to treat input text such as <text:span text:style-name="Source_20_Text">&lt;META Newspaper&gt; ... normal cohorts and plain text here ... &lt;/META Newspaper&gt;</text:span> as defining a global <text:span text:style-name="Source_20_Text">META:Newspaper</text:span> tag that you can reference in sets and rules. Metadata can be nested and/or interleaved at will.</text:p>
      <text:h text:style-name="Heading_20_2" text:outline-level="2">Overlaps</text:h>
      <text:p text:style-name="Text_20_body">Global variables, Metadata, and spanning disambiguation windows have considerable overlap in functionality. E.g., it might be tempting to query a previous disambiguation window for a gender, but it would be much lighter to define and track a variable for this purpose. On the other hand, if you need to look ahead there is not much choice but to query following windows, unless some kind soul has provided the necessary information as input metadata.</text:p>
      <text:h text:style-name="P8" text:outline-level="1">Complete Keyword List</text:h>
      <text:p text:style-name="Standard"/>
      <table:table table:name="Table16" table:style-name="Table16">
        <table:table-column table:style-name="Table16.A"/>
        <table:table-row>
          <table:table-cell table:style-name="Table16.A1" office:value-type="string">
            <text:p text:style-name="P6"><text:span text:style-name="Source_20_Text">DELIMITERS = &lt;wordform&gt; ...</text:span></text:p>
            <text:p text:style-name="P6"><text:span text:style-name="Source_20_Text">PREFERRED-TARGETS = &lt;tag&gt; ...</text:span></text:p>
            <text:p text:style-name="P6"><text:span text:style-name="Source_20_Text"/></text:p>
            <text:p text:style-name="P6"><text:span text:style-name="Source_20_Text">LIST &lt;set_name&gt; = &lt;tag&gt; ...</text:span></text:p>
            <text:p text:style-name="P6"><text:span text:style-name="Source_20_Text">SET &lt;set_name&gt; = &lt;set_or_tag&gt; [operation] [set_or_tag] ...</text:span></text:p>
            <text:p text:style-name="P6"><text:span text:style-name="Source_20_Text"/></text:p>
            <text:p text:style-name="P6"><text:span text:style-name="Source_20_Text">SECTION [anchor_name]</text:span></text:p>
            <text:p text:style-name="P6"><text:span text:style-name="Source_20_Text"/></text:p>
            <text:p text:style-name="P6"><text:span text:style-name="Source_20_Text">ANCHOR &lt;anchor_name&gt;</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ext:p text:style-name="P6"><text:span text:style-name="Source_20_Text"/></text:p>
            <text:p text:style-name="P6"><text:span text:style-name="Source_20_Text">DEFINEGLOBAL &lt;variable_name&gt; &lt;value&gt; ...</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ext:p text:style-name="P6"><text:span text:style-name="Source_20_Text"/></text:p>
            <text:p text:style-name="P6"><text:span text:style-name="Source_20_Text">MINVALUE &lt;identifier&gt; &lt;integer&gt;</text:span></text:p>
            <text:p text:style-name="P6"><text:span text:style-name="Source_20_Text">MAXVALUE &lt;identifier&gt; &lt;integer&gt;</text:span></text:p>
            <text:p text:style-name="P6"><text:span text:style-name="Source_20_Text"/></text:p>
            <text:p text:style-name="P6"><text:span text:style-name="Source_20_Text">[wordform] DELIMIT &lt;target&gt; [contextual_tests]</text:span></text:p>
            <text:p text:style-name="P6"><text:span text:style-name="Source_20_Text"/></text:p>
            <text:p text:style-name="P6"><text:span text:style-name="Source_20_Text">[wordform] ADD &lt;tag&gt; &lt;target&gt; </text:span><text:span text:style-name="Source_20_Text"><text:span text:style-name="Source_20_Text">[contextual_tests]</text:span></text:span></text:p>
            <text:p text:style-name="P6"><text:span text:style-name="Source_20_Text">[wordform] MAP</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REPLACE</text:span><text:span text:style-name="Source_20_Text"><text:span text:style-name="Source_20_Text"> &lt;replacement&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SUBSTITUTE &lt;remove&gt;</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wordform] APPEND</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REMOVE </text:span><text:span text:style-name="Source_20_Text"><text:span text:style-name="Source_20_Text">&lt;target&gt; </text:span></text:span><text:span text:style-name="Source_20_Text"><text:span text:style-name="Source_20_Text"><text:span text:style-name="Source_20_Text">[contextual_tests]</text:span></text:span></text:span></text:p>
            <text:p text:style-name="P6"><text:span text:style-name="Source_20_Text">[wordform] SELECT</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ext:p text:style-name="P6"><text:span text:style-name="Source_20_Text">[wordform] IFF</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h text:style-name="Heading_20_1" text:outline-level="1"/>
      <text:h text:style-name="P8" text:outline-level="1">Quick tables of differences in the various CG versions</text:h>
      <text:p text:style-name="Text_20_body"/>
      <table:table table:name="CGVersions" table:style-name="CGVersions">
        <table:table-column table:style-name="CGVersions.A" table:number-columns-repeated="3"/>
        <table:table-header-rows>
          <table:table-row>
            <table:table-cell table:style-name="CGVersions.A1" table:number-columns-spanned="3" office:value-type="string">
              <text:p text:style-name="Table_20_Heading">Grammar Keywords</text:p>
            </table:table-cell>
            <table:covered-table-cell/>
            <table:covered-table-cell/>
          </table:table-row>
        </table:table-header-rows>
        <table:table-row>
          <table:table-cell table:style-name="CGVersions.A2" office:value-type="string">
            <text:p text:style-name="P9">CG-2</text:p>
          </table:table-cell>
          <table:table-cell table:style-name="CGVersions.A2" office:value-type="string">
            <text:p text:style-name="P9">VISLCG</text:p>
          </table:table-cell>
          <table:table-cell table:style-name="CGVersions.C2" office:value-type="string">
            <text:p text:style-name="P9">VISL CG-3 Strict</text:p>
          </table:table-cell>
        </table:table-row>
        <table:table-row>
          <table:table-cell table:style-name="CGVersions.A2" office:value-type="string">
            <text:p text:style-name="Table_20_Contents">DELIMITERS</text:p>
            <text:p text:style-name="Table_20_Contents">PREFERRED-TARGETS</text:p>
            <text:p text:style-name="Table_20_Contents"/>
            <text:p text:style-name="P10">SETS</text:p>
            <text:p text:style-name="Table_20_Contents">LIST</text:p>
            <text:p text:style-name="Table_20_Contents">SET</text:p>
            <text:p text:style-name="Table_20_Contents"/>
            <text:p text:style-name="P10"/>
            <text:p text:style-name="P10">MAPPINGS</text:p>
            <text:p text:style-name="Table_20_Contents">ADD</text:p>
            <text:p text:style-name="Table_20_Contents">MAP</text:p>
            <text:p text:style-name="Table_20_Contents">REPLACE</text:p>
            <text:p text:style-name="Table_20_Contents"/>
            <text:p text:style-name="Table_20_Contents"/>
            <text:p text:style-name="Table_20_Contents"/>
            <text:p text:style-name="Table_20_Contents"/>
            <text:p text:style-name="Table_20_Contents"/>
            <text:p text:style-name="P10">CONSTRAINTS</text:p>
            <text:p text:style-name="Table_20_Contents">REMOVE</text:p>
            <text:p text:style-name="Table_20_Contents">SELECT</text:p>
            <text:p text:style-name="Table_20_Contents">IFF</text:p>
            <text:p text:style-name="Table_20_Contents"/>
            <text:p text:style-name="Table_20_Contents">END</text:p>
          </table:table-cell>
          <table:table-cell table:style-name="CGVersions.A2" office:value-type="string">
            <text:p text:style-name="Table_20_Contents">DELIMITERS</text:p>
            <text:p text:style-name="Table_20_Contents">PREFERRED-TARGETS</text:p>
            <text:p text:style-name="Table_20_Contents"/>
            <text:p text:style-name="P10">SETS</text:p>
            <text:p text:style-name="Table_20_Contents">LIST</text:p>
            <text:p text:style-name="Table_20_Contents">SET</text:p>
            <text:p text:style-name="Table_20_Contents"/>
            <text:p text:style-name="P10"/>
            <text:p text:style-name="P10">MAPPINGS</text:p>
            <text:p text:style-name="Table_20_Contents">ADD</text:p>
            <text:p text:style-name="Table_20_Contents">MAP</text:p>
            <text:p text:style-name="Table_20_Contents">REPLACE</text:p>
            <text:p text:style-name="Table_20_Contents"/>
            <text:p text:style-name="P10">CORRECTIONS</text:p>
            <text:p text:style-name="Table_20_Contents">SUBSTITUTE</text:p>
            <text:p text:style-name="Table_20_Contents">APPEND</text:p>
            <text:p text:style-name="Table_20_Contents"/>
            <text:p text:style-name="P10">CONSTRAINTS</text:p>
            <text:p text:style-name="Table_20_Contents">REMOVE</text:p>
            <text:p text:style-name="Table_20_Contents">SELECT</text:p>
            <text:p text:style-name="Table_20_Contents"/>
            <text:p text:style-name="Table_20_Contents"/>
            <text:p text:style-name="Table_20_Contents">END</text:p>
          </table:table-cell>
          <table:table-cell table:style-name="CGVersions.C2" office:value-type="string">
            <text:p text:style-name="Table_20_Contents">DELIMITERS</text:p>
            <text:p text:style-name="Table_20_Contents">PREFERRED-TARGETS</text:p>
            <text:p text:style-name="Table_20_Contents"/>
            <text:p text:style-name="Table_20_Contents"/>
            <text:p text:style-name="Table_20_Contents">LIST</text:p>
            <text:p text:style-name="Table_20_Contents">SET</text:p>
            <text:p text:style-name="Table_20_Contents"/>
            <text:p text:style-name="P10">SECTION</text:p>
            <text:p text:style-name="Table_20_Contents"/>
            <text:p text:style-name="Table_20_Contents">ADD</text:p>
            <text:p text:style-name="Table_20_Contents">MAP</text:p>
            <text:p text:style-name="Table_20_Contents">REPLACE</text:p>
            <text:p text:style-name="Table_20_Contents"/>
            <text:p text:style-name="Table_20_Contents"/>
            <text:p text:style-name="Table_20_Contents">SUBSTITUTE</text:p>
            <text:p text:style-name="Table_20_Contents">APPEND</text:p>
            <text:p text:style-name="Table_20_Contents"/>
            <text:p text:style-name="Table_20_Contents"/>
            <text:p text:style-name="Table_20_Contents">REMOVE</text:p>
            <text:p text:style-name="Table_20_Contents">SELECT</text:p>
            <text:p text:style-name="Table_20_Contents">IFF</text:p>
          </table:table-cell>
        </table:table-row>
      </table:table>
      <text:p text:style-name="Text_20_body"/>
      <table:table table:name="Table2" table:style-name="Table2">
        <table:table-column table:style-name="Table2.A" table:number-columns-repeated="3"/>
        <table:table-header-rows>
          <table:table-row>
            <table:table-cell table:style-name="Table2.A1" table:number-columns-spanned="3" office:value-type="string">
              <text:p text:style-name="Table_20_Heading">Interesting Command Line Parameters</text:p>
            </table:table-cell>
            <table:covered-table-cell/>
            <table:covered-table-cell/>
          </table:table-row>
        </table:table-header-rows>
        <table:table-row>
          <table:table-cell table:style-name="Table2.A2" office:value-type="string">
            <text:p text:style-name="Table_20_Heading">CG-2</text:p>
          </table:table-cell>
          <table:table-cell table:style-name="Table2.A2" office:value-type="string">
            <text:p text:style-name="Table_20_Heading">VISLCG</text:p>
          </table:table-cell>
          <table:table-cell table:style-name="Table2.C2" office:value-type="string">
            <text:p text:style-name="Table_20_Heading">VISL CG-3</text:p>
          </table:table-cell>
        </table:table-row>
        <table:table-row>
          <table:table-cell table:style-name="Table2.A2" office:value-type="string">
            <text:p text:style-name="Table_20_Contents">--debug</text:p>
            <text:p text:style-name="Table_20_Contents">--check-only</text:p>
            <text:p text:style-name="Table_20_Contents">--grammar</text:p>
            <text:p text:style-name="Table_20_Contents">--expand</text:p>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
            <text:p text:style-name="Table_20_Contents">--no-mappings</text:p>
            <text:p text:style-name="Table_20_Contents">--trace-constraints</text:p>
          </table:table-cell>
          <table:table-cell table:style-name="Table2.A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
            <text:p text:style-name="Table_20_Contents">--input</text:p>
            <text:p text:style-name="Table_20_Contents"/>
            <text:p text:style-name="Table_20_Contents"/>
            <text:p text:style-name="Table_20_Contents">--no-corrections</text:p>
            <text:p text:style-name="Table_20_Contents">--no-mappings</text:p>
            <text:p text:style-name="Table_20_Contents">--trace-constraints</text:p>
            <text:p text:style-name="Table_20_Contents">--trace-mappings</text:p>
            <text:p text:style-name="Table_20_Contents">--unsafe</text:p>
          </table:table-cell>
          <table:table-cell table:style-name="Table2.C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no-corrections</text:p>
            <text:p text:style-name="Table_20_Contents">--no-mappings</text:p>
            <text:p text:style-name="Table_20_Contents">--trace-constraints</text:p>
            <text:p text:style-name="Table_20_Contents">--trace-mappings</text:p>
            <text:p text:style-name="Table_20_Contents">--unsafe</text:p>
            <text:p text:style-name="Table_20_Contents">--encoding</text:p>
            <text:p text:style-name="Table_20_Contents">--disable-tags</text:p>
          </table:table-cell>
        </table:table-row>
      </table:table>
      <text:p text:style-name="Standard"/>
      <text:h text:style-name="P8" text:outline-level="1">Raw Brainstorm Text</text:h>
      <text:p text:style-name="Text_20_body"/>
      <text:p text:style-name="P11"><text:s text:c="4"/>* Central/modular engine with a wrapper for piping (e.g., vislcg/bincg), one for distribution generation (e.g., gencg), and one for embedding (e.g., OrdRet).</text:p>
      <text:p text:style-name="P11"><text:s text:c="4"/>* Primary emphasis on speed. Target is 5 to 10 times faster than the current implementation.</text:p>
      <text:p text:style-name="P11"><text:s text:c="4"/>* Pre-compute all set operations in rules. This takes a lot of memory and increases the startup time, but decreases the overall run time for large inputs.</text:p>
      <text:p text:style-name="P11"><text:s text:c="4"/>* Word / Sentence / Document meta information</text:p>
      <text:p text:style-name="P11"><text:s text:c="4"/>* Regular Expressions</text:p>
      <text:p text:style-name="P11"><text:s text:c="4"/>* Literal string modifiers, a'la "&lt;af&gt;"i for a case-insensitive match, "&lt;a*f&gt;"w for a wildcard match, and "&lt;a[fd]&gt;"r for a regexp match. Mixing wildcard with regexp is not supported, but wildcard+nocase and regexp+nocase is fine.</text:p>
      <text:p text:style-name="P11"><text:s text:c="4"/>* Tags are positive or negative. All are positive by default, but can be negated with !tag, which means everything except tag.</text:p>
      <text:p text:style-name="P11"><text:s text:c="4"/>* Tags can furthermore be denied a'la ^tag, which means if tag is in the reading it can never match the set.</text:p>
      <text:p text:style-name="P11"><text:s text:c="4"/>* The tag (*) will always match all existing readings, meaning you can do (3 (*)) to simply verify that a cohort exists 3 positions to the right. The tag itself cannot have modifiers of any kind, as they would not make sense.</text:p>
      <text:p text:style-name="P11">* DELIMITER and PREFERRED-TARGETS can contain any tag.</text:p>
      <text:p text:style-name="P11">* PREFERRED-TARGETS has been changed to operate on the last removed reading by pulling a preferred reading back from the dead.</text:p>
      <text:p text:style-name="P11">* Tests can refer to previous and subsequent windows with &lt; and &gt; positions.</text:p>
      <text:p text:style-name="P11">* Sets can deny other sets with operator ^. ASET ^ BSET is the same as ASET OR (^BSETs-tags). A set with tags (ANT VEC ^BEF) (^AF) will fail-fast, meaning if the reading has AF it can never match the set, even if it has ANT VEC without BEF. Similarly, ASET ^ (tag) is the same as ASET OR (^tag), which has the same behavior as ASET + (^tag) but the latter is not optimized by the parser. Logically, whether you add a denial to each and every tag with + or you check for a single tag denial with OR, is the same end-result; difference to the parser is O(n) vs O(1) though.</text:p>
      <text:p text:style-name="P11"><text:s text:c="4"/>* Reference and compare numerical values a'la the &lt;W:65&gt; tags. All tags in the input matching /&lt;[a-z]+:[0-9]+&gt;/i will be checked against tags in the CG matching /&lt;[a-z]+[:=&lt;&gt;][0-9]+&gt;/i. E.g., the CG tags &lt;W=65&gt; and &lt;W&gt;10&gt; will both match the input tag &lt;W:65&gt;.</text:p>
      <text:p text:style-name="P11"><text:s text:c="4"/>* Order of application as order in file</text:p>
      <text:p text:style-name="P11"><text:s text:c="4"/>* Named offsets, Jumps to named offsets.</text:p>
      <text:p text:style-name="P11"><text:s text:c="4"/>* (NOT -2 xyz) risks being true for the first word if it is the only context.</text:p>
      <text:p text:style-name="P11"><text:s text:c="4"/>* SUBSTITUTE</text:p>
      <text:p text:style-name="P11"><text:s text:c="4"/>* APPEND, now with a target.</text:p>
      <text:p text:style-name="P11"><text:s text:c="4"/>* wordform DELIMIT target tests, in a mapping context.</text:p>
      <text:p text:style-name="P11"><text:s text:c="4"/>* Lots of caching, such as remembering which constraints/tests a certain cohort passed/failed for later -N references. +N refs could also be cached for later 0 and -N refs. Plus careful tests such as +1C also matches non-careful +1. A test for a single tag also matches tests for any sets which contain the tag.</text:p>
      <text:p text:style-name="P11"><text:s text:c="4"/>* Threading: Since sentences must be run through the engine one at a time and completely self-contained, we can utilize multi-CPU machines better by processing multiple sentences in parallel.</text:p>
      <text:p text:style-name="P11"><text:s text:c="4"/>* The test (1 (!tag)) is equivalent to (NOT 1 (tag)), but the latter is generally faster.</text:p>
      <text:p text:style-name="P11"><text:s text:c="4"/>* A rule "&lt;word&gt;" SELECT SET + (tag) equals SELECT SET + (tag) + ("&lt;wor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3937in" fo:margin-right="0in" fo:margin-top="0in" fo:margin-bottom="0.0835in" fo:line-height="150%" fo:text-align="justify" style:justify-single-word="false" fo:text-indent="0in" style:auto-text-indent="false" fo:background-color="transparent">
        <style:background-image/>
      </style:paragraph-properties>
    </style:style>
    <style:style style:name="Text_20_body_20_indent" style:display-name="Text body indent" style:family="paragraph" style:parent-style-name="Text_20_body" style:class="text">
      <style:paragraph-properties fo:margin-left="0.1965in" fo:margin-right="0in" fo:text-align="justify" style:justify-single-word="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3937in" fo:margin-right="0in" fo:margin-top="0in" fo:margin-bottom="0in" fo:line-height="150%" fo:text-indent="0in" style:auto-text-indent="false"/>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de" style:family="paragraph" style:parent-style-name="Text_20_body">
      <style:paragraph-properties fo:background-color="#99ccff">
        <style:background-image/>
      </style:paragraph-properties>
      <style:text-properties style:font-name="Courier New"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size="10pt" fo:background-color="#e6e6ff" style:font-name-asian="Courier New1" style:font-name-complex="Courier New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page-layout style:name="pm1">
      <style:page-layout-properties fo:page-width="8.2681in" fo:page-height="11.6929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VISL, SDU<text:tab/>VISL CG-3<text:tab/>Tino Didriksen, 2006-05-03</text:p>
      </style:header>
      <style:footer>
        <text:p text:style-name="Footer"><text:tab/><text:page-number text:select-page="current">1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VISL CG-3 Design Document</dc:title>
    <meta:creation-date>2006-05-03T16:31:23</meta:creation-date>
    <dc:creator>Tino Didriksen</dc:creator>
    <dc:date>2006-05-19T14:09:01</dc:date>
    <meta:editing-cycles>310</meta:editing-cycles>
    <meta:editing-duration>PT14H39M0S</meta:editing-duration>
    <meta:user-defined meta:name="Info 1"/>
    <meta:user-defined meta:name="Info 2"/>
    <meta:user-defined meta:name="Info 3"/>
    <meta:user-defined meta:name="Info 4"/>
    <meta:document-statistic meta:table-count="19" meta:image-count="0" meta:object-count="0" meta:page-count="12" meta:paragraph-count="298" meta:word-count="3002" meta:character-count="17508"/>
  </office:meta>
</office:document-meta>
</file>